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tworking Lab</text:p>
      <text:p text:style-name="P2">Cyclesheet I</text:p>
      <text:p text:style-name="P2">Reg No:13BIT0269</text:p>
      <text:p text:style-name="P2">Name:Mukul Dev</text:p>
      <text:p text:style-name="P2"/>
      <text:p text:style-name="P2"/>
      <text:p text:style-name="P1">Program 5:</text:p>
      <text:p text:style-name="Standard">import java.io.*;</text:p>
      <text:p text:style-name="Standard">import java.net.*;</text:p>
      <text:p text:style-name="Standard">import java.util.*;</text:p>
      <text:p text:style-name="Standard"/>
      <text:p text:style-name="Standard">class Sample4</text:p>
      <text:p text:style-name="Standard">{</text:p>
      <text:p text:style-name="Standard">public static void main(String args[])</text:p>
      <text:p text:style-name="Standard">{</text:p>
      <text:p text:style-name="Standard">try</text:p>
      <text:p text:style-name="Standard">{</text:p>
      <text:p text:style-name="Standard">System.out.println("enter your ip address");</text:p>
      <text:p text:style-name="Standard">Scanner sc=new Scanner(System.in);</text:p>
      <text:p text:style-name="Standard">String add=sc.nextLine();</text:p>
      <text:p text:style-name="Standard">String[] arr=add.split("\\.");</text:p>
      <text:p text:style-name="Standard">Integer a[]=new Integer[7];</text:p>
      <text:p text:style-name="Standard">for(int i=0;i&lt;=3;i++)</text:p>
      <text:p text:style-name="Standard">{</text:p>
      <text:p text:style-name="Standard">a[i]=Integer.parseInt(arr[i]);</text:p>
      <text:p text:style-name="Standard">}</text:p>
      <text:p text:style-name="Standard">if(a[0]==127)</text:p>
      <text:p text:style-name="Standard">{</text:p>
      <text:p text:style-name="Standard">if(a[3]&gt;=1 &amp;&amp; a[3]&lt;255)</text:p>
      <text:p text:style-name="Standard">System.out.println("Loopback address");</text:p>
      <text:p text:style-name="Standard">}</text:p>
      <text:p text:style-name="Standard">}</text:p>
      <text:p text:style-name="Standard">catch(Exception e)</text:p>
      <text:p text:style-name="Standard">{</text:p>
      <text:p text:style-name="Standard">System.out.println(e);</text:p>
      <text:p text:style-name="Standard">}</text:p>
      <text:p text:style-name="Standard">}</text:p>
      <text:p text:style-name="Standard">}</text:p>
      <text:p text:style-name="Standard"><text:span text:style-name="T1">output:</text:span>enter your ip address</text:p>
      <text:p text:style-name="Standard">127.0.0.1</text:p>
      <text:p text:style-name="Standard">Loopback address</text:p>
      <text:p text:style-name="Standard"/>
      <text:p text:style-name="P1">Program 6:</text:p>
      <text:p text:style-name="Standard">import java.io.*;</text:p>
      <text:p text:style-name="Standard">import java.net.*;</text:p>
      <text:p text:style-name="Standard">import java.util.*;</text:p>
      <text:p text:style-name="Standard">class Sample5</text:p>
      <text:p text:style-name="Standard">{</text:p>
      <text:p text:style-name="Standard">public static void main(String args[])</text:p>
      <text:p text:style-name="Standard">{</text:p>
      <text:p text:style-name="Standard"/>
      <text:p text:style-name="Standard">try</text:p>
      <text:p text:style-name="Standard"><text:soft-page-break/>{</text:p>
      <text:p text:style-name="Standard">Process p=Runtime.getRuntime().exec(args[0]+" "+args[1]);</text:p>
      <text:p text:style-name="Standard">//Scanner sc=new Scanner(new InputStreamReader(p.getInputStream));</text:p>
      <text:p text:style-name="Standard">//String p1=sc.nextLine();</text:p>
      <text:p text:style-name="Standard">BufferedReader br=new BufferedReader(new InputStreamReader(p.getInputStream()));</text:p>
      <text:p text:style-name="Standard">String p1=br.readLine();</text:p>
      <text:p text:style-name="Standard"><text:s/>System.out.println(p1);</text:p>
      <text:p text:style-name="Standard">}catch(Exception e)</text:p>
      <text:p text:style-name="Standard">{</text:p>
      <text:p text:style-name="Standard">System.out.println(e);</text:p>
      <text:p text:style-name="Standard">}</text:p>
      <text:p text:style-name="Standard">}</text:p>
      <text:p text:style-name="Standard">}</text:p>
      <text:p text:style-name="Standard"><text:span text:style-name="T1">output:</text:span>java Sample5 ping www.vit.ac.in</text:p>
      <text:p text:style-name="Standard">PING vitwebsite-test.vit.ac.in (10.10.2.198) 56(84) bytes of data.</text:p>
      <text:p text:style-name="Standard"/>
      <text:p text:style-name="P1">Program 7:</text:p>
      <text:p text:style-name="P3">import java.io.*;</text:p>
      <text:p text:style-name="P3">import java.net.*;</text:p>
      <text:p text:style-name="P3">import java.util.*;</text:p>
      <text:p text:style-name="P3"/>
      <text:p text:style-name="P3">class sample7</text:p>
      <text:p text:style-name="P3">{</text:p>
      <text:p text:style-name="P3">public static void main(String args[])</text:p>
      <text:p text:style-name="P3">{</text:p>
      <text:p text:style-name="P3">System.out.println("enter valid ipv4 or ipv6 address");</text:p>
      <text:p text:style-name="P3">Scanner sc=new Scanner(System.in);</text:p>
      <text:p text:style-name="P3">String add=sc.nextLine();</text:p>
      <text:p text:style-name="P3">String[] arr=add.split(":");</text:p>
      <text:p text:style-name="P3">if(arr.length == 4)</text:p>
      <text:p text:style-name="P3">System.out.println("ipv4 address");</text:p>
      <text:p text:style-name="P3">else</text:p>
      <text:p text:style-name="P3">System.out.println("ipv6 address");</text:p>
      <text:p text:style-name="P3">}</text:p>
      <text:p text:style-name="P3">}</text:p>
      <text:p text:style-name="P1">OUTPUT:</text:p>
      <text:p text:style-name="P3">mock1@sjtg20site42:~$ java sample7 </text:p>
      <text:p text:style-name="P3">enter valid ipv4 or ipv6 address </text:p>
      <text:p text:style-name="P3">FEDC:BA98:7654:3210:FEDC:BA98:7654:3210 </text:p>
      <text:p text:style-name="P3">ipv6 address </text:p>
      <text:p text:style-name="P3"/>
      <text:p text:style-name="P1">Program 8:</text:p>
      <text:p text:style-name="P3">import java.io.*;</text:p>
      <text:p text:style-name="P3">import java.net.*;</text:p>
      <text:p text:style-name="P3">import java.util.*;</text:p>
      <text:p text:style-name="P3"/>
      <text:p text:style-name="P3">class sample8</text:p>
      <text:p text:style-name="P3">{</text:p>
      <text:p text:style-name="P3">public static void main(String args[])throws IOException</text:p>
      <text:p text:style-name="P3">{</text:p>
      <text:p text:style-name="P3"><text:tab/>Enumeration obj = NetworkInterface.getNetworkInterfaces();</text:p>
      <text:p text:style-name="P3"><text:tab/>while(obj.hasMoreElements())</text:p>
      <text:p text:style-name="P3"><text:soft-page-break/><text:tab/>{</text:p>
      <text:p text:style-name="P3"><text:tab/><text:tab/>System.out.println(obj.nextElement());</text:p>
      <text:p text:style-name="P3"><text:tab/><text:tab/>} </text:p>
      <text:p text:style-name="P3">}</text:p>
      <text:p text:style-name="P3">}</text:p>
      <text:p text:style-name="P1">output:</text:p>
      <text:p text:style-name="P1"/>
      <text:p text:style-name="P3">mock1@sjtg20site42:~$ java sample8 </text:p>
      <text:p text:style-name="P3">name:eth0 (eth0) </text:p>
      <text:p text:style-name="P3">name:lo (lo) </text:p>
      <text:p text:style-name="P3"/>
      <text:p text:style-name="P3"/>
      <text:p text:style-name="P1">Program 9:</text:p>
      <text:p text:style-name="P1"/>
      <text:p text:style-name="P3">import java.net.*;</text:p>
      <text:p text:style-name="P3">import java.io.*;</text:p>
      <text:p text:style-name="P3">public class sample9 {</text:p>
      <text:p text:style-name="P3"><text:s text:c="2"/>public static void main (String args[]) </text:p>
      <text:p text:style-name="P3"><text:s text:c="2"/>{ <text:s text:c="4"/></text:p>
      <text:p text:style-name="P3"><text:s text:c="6"/>try {</text:p>
      <text:p text:style-name="P3"><text:tab/><text:tab/>URL u = new URL("https://academics.vit.ac.in/student/stud_login.asp");</text:p>
      <text:p text:style-name="P3"><text:s text:c="8"/>InputStream in = u.openStream();</text:p>
      <text:p text:style-name="P3"><text:tab/><text:tab/>in = new BufferedInputStream(in); <text:s text:c="6"/></text:p>
      <text:p text:style-name="P3"><text:tab/><text:tab/>Reader r = new InputStreamReader(in);</text:p>
      <text:p text:style-name="P3"><text:s text:c="8"/>int c;</text:p>
      <text:p text:style-name="P3"><text:s text:c="8"/>while ((c = r.read()) != -1) </text:p>
      <text:p text:style-name="P3"><text:s text:c="8"/>{ <text:s text:c="9"/></text:p>
      <text:p text:style-name="P3"><text:tab/><text:tab/><text:tab/>System.out.print((char) c); <text:s text:c="7"/></text:p>
      <text:p text:style-name="P3"><text:tab/><text:tab/>} </text:p>
      <text:p text:style-name="P3"><text:s text:c="6"/>}</text:p>
      <text:p text:style-name="P3"><text:s text:c="6"/>catch (MalformedURLException ex) </text:p>
      <text:p text:style-name="P3"><text:s text:c="6"/>{</text:p>
      <text:p text:style-name="P3"><text:tab/><text:tab/> <text:s/>System.err.println(args[0] + " is not a parseable URL"); <text:s text:c="2"/></text:p>
      <text:p text:style-name="P3"><text:tab/><text:tab/>}</text:p>
      <text:p text:style-name="P3"><text:s text:c="6"/>catch (IOException ex) </text:p>
      <text:p text:style-name="P3"><text:tab/><text:tab/>{</text:p>
      <text:p text:style-name="P3"><text:tab/><text:tab/> <text:s/>System.err.println(ex);</text:p>
      <text:p text:style-name="P3"><text:tab/><text:tab/> <text:s/>}</text:p>
      <text:p text:style-name="P3">System.out.println(); <text:s text:c="6"/></text:p>
      <text:p text:style-name="P3"><text:s text:c="3"/>System.exit(0);</text:p>
      <text:p text:style-name="P3"><text:s text:c="2"/>} </text:p>
      <text:p text:style-name="P3"><text:s text:c="2"/>}</text:p>
      <text:p text:style-name="P3"/>
      <text:p text:style-name="P1">output:</text:p>
      <text:p text:style-name="P3">............................................................</text:p>
      <text:p text:style-name="P3"/>
      <text:p text:style-name="P3"><text:tab/><text:tab/><text:tab/><text:tab/><text:tab/><text:tab/>&amp;nbsp;&amp;nbsp; </text:p>
      <text:p text:style-name="P3"><text:tab/><text:tab/><text:tab/><text:tab/><text:tab/><text:tab/>&lt;!--&lt;input type="button" value="Forgot Password ?" class="submit3" onclick="modalWin(); return false;" tabindex="1"&gt;--&gt; </text:p>
      <text:p text:style-name="P3"><text:tab/><text:tab/><text:tab/><text:tab/><text:tab/><text:tab/>&lt;input type="button" value="Forgot Password ?" class="submit3" onclick="fgtpswd_popup(); return false;" tabindex="1"&gt; </text:p>
      <text:p text:style-name="P3"><text:tab/><text:tab/><text:tab/><text:tab/><text:tab/><text:tab/> </text:p>
      <text:p text:style-name="P3"><text:soft-page-break/><text:tab/><text:tab/><text:tab/><text:tab/><text:tab/>&lt;/td&gt; </text:p>
      <text:p text:style-name="P3"><text:tab/><text:tab/><text:tab/><text:tab/>&lt;/tr&gt; </text:p>
      <text:p text:style-name="P3"><text:tab/><text:tab/><text:tab/><text:tab/> </text:p>
      <text:p text:style-name="P3"><text:tab/><text:tab/><text:tab/><text:tab/>&lt;/table&gt; </text:p>
      <text:p text:style-name="P3"><text:tab/><text:tab/><text:tab/><text:tab/><text:tab/><text:tab/><text:tab/><text:tab/> </text:p>
      <text:p text:style-name="P3"><text:tab/><text:tab/><text:tab/><text:tab/>&lt;/td&gt; </text:p>
      <text:p text:style-name="P3"><text:tab/><text:tab/><text:tab/>&lt;/tr&gt; </text:p>
      <text:p text:style-name="P3"><text:tab/><text:tab/>&lt;/table&gt; </text:p>
      <text:p text:style-name="P3"><text:tab/><text:tab/> </text:p>
      <text:p text:style-name="P3"><text:tab/><text:tab/>&lt;/form&gt; </text:p>
      <text:p text:style-name="P3"><text:tab/><text:tab/> </text:p>
      <text:p text:style-name="P3"><text:tab/><text:tab/>&lt;br&gt; </text:p>
      <text:p text:style-name="P3"><text:tab/><text:tab/>&lt;table cellpadding=2 cellspacing=0 border=0 width="404"&gt; </text:p>
      <text:p text:style-name="P3"><text:tab/><text:tab/>&lt;tr&gt; </text:p>
      <text:p text:style-name="P3"><text:tab/><text:tab/><text:tab/>&lt;td&gt; </text:p>
      <text:p text:style-name="P3"><text:tab/><text:tab/><text:tab/><text:tab/>&lt;b&gt;&lt;font color=red&gt;* Note:&lt;/font&gt;&lt;/b&gt; </text:p>
      <text:p text:style-name="P3"><text:tab/><text:tab/><text:tab/><text:tab/>&lt;ul&gt; </text:p>
      <text:p text:style-name="P3"><text:tab/><text:tab/><text:tab/><text:tab/>&lt;li&gt;Password is &lt;b&gt;Case Sensitive&lt;/b&gt;.&lt;/li&gt; </text:p>
      <text:p text:style-name="P3"><text:tab/><text:tab/><text:tab/><text:tab/>&lt;li&gt;&lt;a href="#" onclick="popup2('https://academics.vit.ac.in/files/password_instruction.html')"&gt;&lt;font color=blue&gt;&lt;b&gt;Password Guidelines&lt;/b&gt;&lt;/font&gt;&lt;/a&gt;&lt;/b&gt;&lt;/font&gt;&lt;/li&gt; </text:p>
      <text:p text:style-name="P3"><text:tab/><text:tab/><text:tab/><text:tab/>&lt;/ul&gt; </text:p>
      <text:p text:style-name="P3"><text:tab/><text:tab/><text:tab/>&lt;/td&gt; </text:p>
      <text:p text:style-name="P3"><text:tab/><text:tab/>&lt;/tr&gt;<text:tab/><text:tab/> </text:p>
      <text:p text:style-name="P3"><text:tab/><text:tab/>&lt;tr&gt; </text:p>
      <text:p text:style-name="P3"><text:tab/><text:tab/><text:tab/>&lt;td align=center&gt; </text:p>
      <text:p text:style-name="P3"><text:tab/><text:tab/><text:tab/><text:tab/>&lt;a href="javascript: window.close();"&gt;&lt;font color=blue&gt;&lt;b&gt;Close Window&lt;/b&gt;&lt;/font&gt;&lt;/a&gt; </text:p>
      <text:p text:style-name="P3"><text:tab/><text:tab/><text:tab/>&lt;/td&gt; </text:p>
      <text:p text:style-name="P3"><text:tab/><text:tab/>&lt;/tr&gt; </text:p>
      <text:p text:style-name="P3"><text:tab/><text:tab/>&lt;/table&gt; </text:p>
      <text:p text:style-name="P3"><text:tab/><text:tab/><text:tab/><text:tab/> </text:p>
      <text:p text:style-name="P3"><text:tab/><text:tab/>&lt;/td&gt; </text:p>
      <text:p text:style-name="P3"><text:s text:c="2"/>&lt;/tr&gt; </text:p>
      <text:p text:style-name="P3">&lt;/table&gt; </text:p>
      <text:p text:style-name="P3"/>
      <text:p text:style-name="P3">&lt;table width="100%" height="5%" border="0" align="center" cellpadding="0" cellspacing="0"&gt; </text:p>
      <text:p text:style-name="P3"><text:s text:c="2"/>&lt;tr&gt; </text:p>
      <text:p text:style-name="P3"><text:s text:c="4"/>&lt;td align="center" background="images/banner_bg3.jpg" class="white-text"&gt; </text:p>
      <text:p text:style-name="P3"><text:s text:c="4"/>&amp;copy;2016&amp;nbsp; SDC, VIT University, Vellore - 632001, Tamil Nadu, India. </text:p>
      <text:p text:style-name="P3"><text:s text:c="4"/>&lt;/td&gt; </text:p>
      <text:p text:style-name="P3"><text:s text:c="2"/>&lt;/tr&gt; </text:p>
      <text:p text:style-name="P3">&lt;/table&gt; </text:p>
      <text:p text:style-name="P3"/>
      <text:p text:style-name="P3">&lt;/body&gt; </text:p>
      <text:p text:style-name="P3">&lt;/html&gt; </text:p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Program 10:</text:p>
      <text:p text:style-name="P3">import java.net.*;</text:p>
      <text:p text:style-name="P3">import java.io.*;</text:p>
      <text:p text:style-name="P3">public class sample10 {</text:p>
      <text:p text:style-name="P3"><text:s text:c="2"/>public static void main (String args[]) {</text:p>
      <text:p text:style-name="P3"><text:s text:c="4"/>for (int i = 0; i &lt; args.length; i++) { <text:s text:c="5"/></text:p>
      <text:p text:style-name="P3"><text:s text:c="6"/>try {</text:p>
      <text:p text:style-name="P3"><text:tab/><text:tab/>URL u = new URL(args[i]);</text:p>
      <text:p text:style-name="P3"><text:s text:c="8"/>InputStream in = u.openStream();</text:p>
      <text:p text:style-name="P3"><text:tab/><text:tab/>in = new BufferedInputStream(in); <text:s text:c="6"/></text:p>
      <text:p text:style-name="P3"><text:tab/><text:tab/>Reader r = new InputStreamReader(in);</text:p>
      <text:p text:style-name="P3"><text:s text:c="8"/>int c;</text:p>
      <text:p text:style-name="P3"><text:s text:c="8"/>while ((c = r.read()) != -1) </text:p>
      <text:p text:style-name="P3"><text:s text:c="8"/>{ <text:s text:c="9"/></text:p>
      <text:p text:style-name="P3"><text:tab/><text:tab/><text:tab/>System.out.print((char) c); <text:s text:c="7"/></text:p>
      <text:p text:style-name="P3"><text:tab/><text:tab/>} </text:p>
      <text:p text:style-name="P3"><text:s text:c="6"/>}</text:p>
      <text:p text:style-name="P3"><text:s text:c="6"/>catch (MalformedURLException ex) </text:p>
      <text:p text:style-name="P3"><text:s text:c="6"/>{</text:p>
      <text:p text:style-name="P3"><text:tab/><text:tab/> <text:s/>System.err.println(args[0] + " is not a parseable URL"); <text:s text:c="2"/></text:p>
      <text:p text:style-name="P3"><text:tab/><text:tab/>}</text:p>
      <text:p text:style-name="P3"><text:s text:c="6"/>catch (IOException ex) </text:p>
      <text:p text:style-name="P3"><text:tab/><text:tab/>{</text:p>
      <text:p text:style-name="P3"><text:tab/><text:tab/> <text:s/>System.err.println(ex);</text:p>
      <text:p text:style-name="P3"><text:tab/><text:tab/> <text:s/>}</text:p>
      <text:p text:style-name="P3">System.out.println();</text:p>
      <text:p text:style-name="P3"><text:s text:c="3"/>} <text:s text:c="7"/></text:p>
      <text:p text:style-name="P3"><text:s text:c="3"/>System.exit(0);</text:p>
      <text:p text:style-name="P3"><text:s text:c="2"/>}</text:p>
      <text:p text:style-name="P3"><text:s text:c="2"/>}</text:p>
      <text:p text:style-name="P1"/>
      <text:p text:style-name="P1"/>
      <text:p text:style-name="P1">OUTPUT:</text:p>
      <text:p text:style-name="P3">......................................................</text:p>
      <text:p text:style-name="P3"><text:tab/><text:tab/><text:tab/><text:tab/><text:tab/><text:tab/>&amp;nbsp;&amp;nbsp; </text:p>
      <text:p text:style-name="P3"><text:tab/><text:tab/><text:tab/><text:tab/><text:tab/><text:tab/>&lt;!--&lt;input type="button" value="Forgot Password ?" class="submit3" onclick="modalWin(); return false;" tabindex="1"&gt;--&gt; </text:p>
      <text:p text:style-name="P3"><text:tab/><text:tab/><text:tab/><text:tab/><text:tab/><text:tab/>&lt;input type="button" value="Forgot Password ?" class="submit3" onclick="fgtpswd_popup(); return false;" tabindex="1"&gt; </text:p>
      <text:p text:style-name="P3"><text:tab/><text:tab/><text:tab/><text:tab/><text:tab/><text:tab/> </text:p>
      <text:p text:style-name="P3"><text:tab/><text:tab/><text:tab/><text:tab/><text:tab/>&lt;/td&gt; </text:p>
      <text:p text:style-name="P3"><text:tab/><text:tab/><text:tab/><text:tab/>&lt;/tr&gt; </text:p>
      <text:p text:style-name="P3"><text:tab/><text:tab/><text:tab/><text:tab/> </text:p>
      <text:p text:style-name="P3"><text:tab/><text:tab/><text:tab/><text:tab/>&lt;/table&gt; </text:p>
      <text:p text:style-name="P3"><text:tab/><text:tab/><text:tab/><text:tab/><text:tab/><text:tab/><text:tab/><text:tab/> </text:p>
      <text:p text:style-name="P3"><text:tab/><text:tab/><text:tab/><text:tab/>&lt;/td&gt; </text:p>
      <text:p text:style-name="P3"><text:tab/><text:tab/><text:tab/>&lt;/tr&gt; </text:p>
      <text:p text:style-name="P3"><text:tab/><text:tab/>&lt;/table&gt; </text:p>
      <text:p text:style-name="P3"><text:tab/><text:tab/> </text:p>
      <text:p text:style-name="P3"><text:tab/><text:tab/>&lt;/form&gt; </text:p>
      <text:p text:style-name="P3"><text:tab/><text:tab/> </text:p>
      <text:p text:style-name="P3"><text:tab/><text:tab/>&lt;br&gt; </text:p>
      <text:p text:style-name="P3"><text:soft-page-break/><text:tab/><text:tab/>&lt;table cellpadding=2 cellspacing=0 border=0 width="404"&gt; </text:p>
      <text:p text:style-name="P3"><text:tab/><text:tab/>&lt;tr&gt; </text:p>
      <text:p text:style-name="P3"><text:tab/><text:tab/><text:tab/>&lt;td&gt; </text:p>
      <text:p text:style-name="P3"><text:tab/><text:tab/><text:tab/><text:tab/>&lt;b&gt;&lt;font color=red&gt;* Note:&lt;/font&gt;&lt;/b&gt; </text:p>
      <text:p text:style-name="P3"><text:tab/><text:tab/><text:tab/><text:tab/>&lt;ul&gt; </text:p>
      <text:p text:style-name="P3"><text:tab/><text:tab/><text:tab/><text:tab/>&lt;li&gt;Password is &lt;b&gt;Case Sensitive&lt;/b&gt;.&lt;/li&gt; </text:p>
      <text:p text:style-name="P3"><text:tab/><text:tab/><text:tab/><text:tab/>&lt;li&gt;&lt;a href="#" onclick="popup2('https://academics.vit.ac.in/files/password_instruction.html')"&gt;&lt;font color=blue&gt;&lt;b&gt;Password Guidelines&lt;/b&gt;&lt;/font&gt;&lt;/a&gt;&lt;/b&gt;&lt;/font&gt;&lt;/li&gt; </text:p>
      <text:p text:style-name="P3"><text:tab/><text:tab/><text:tab/><text:tab/>&lt;/ul&gt; </text:p>
      <text:p text:style-name="P3"><text:tab/><text:tab/><text:tab/>&lt;/td&gt; </text:p>
      <text:p text:style-name="P3"><text:tab/><text:tab/>&lt;/tr&gt;<text:tab/><text:tab/> </text:p>
      <text:p text:style-name="P3"><text:tab/><text:tab/>&lt;tr&gt; </text:p>
      <text:p text:style-name="P3"><text:tab/><text:tab/><text:tab/>&lt;td align=center&gt; </text:p>
      <text:p text:style-name="P3"><text:tab/><text:tab/><text:tab/><text:tab/>&lt;a href="javascript: window.close();"&gt;&lt;font color=blue&gt;&lt;b&gt;Close Window&lt;/b&gt;&lt;/font&gt;&lt;/a&gt; </text:p>
      <text:p text:style-name="P3"><text:tab/><text:tab/><text:tab/>&lt;/td&gt; </text:p>
      <text:p text:style-name="P3"><text:tab/><text:tab/>&lt;/tr&gt; </text:p>
      <text:p text:style-name="P3"><text:tab/><text:tab/>&lt;/table&gt; </text:p>
      <text:p text:style-name="P3"><text:tab/><text:tab/><text:tab/><text:tab/> </text:p>
      <text:p text:style-name="P3"><text:tab/><text:tab/>&lt;/td&gt; </text:p>
      <text:p text:style-name="P3"><text:s text:c="2"/>&lt;/tr&gt; </text:p>
      <text:p text:style-name="P3">&lt;/table&gt; </text:p>
      <text:p text:style-name="P3"/>
      <text:p text:style-name="P3">&lt;table width="100%" height="5%" border="0" align="center" cellpadding="0" cellspacing="0"&gt; </text:p>
      <text:p text:style-name="P3"><text:s text:c="2"/>&lt;tr&gt; </text:p>
      <text:p text:style-name="P3"><text:s text:c="4"/>&lt;td align="center" background="images/banner_bg3.jpg" class="white-text"&gt; </text:p>
      <text:p text:style-name="P3"><text:s text:c="4"/>&amp;copy;2016&amp;nbsp; SDC, VIT University, Vellore - 632001, Tamil Nadu, India. </text:p>
      <text:p text:style-name="P3"><text:s text:c="4"/>&lt;/td&gt; </text:p>
      <text:p text:style-name="P3"><text:s text:c="2"/>&lt;/tr&gt; </text:p>
      <text:p text:style-name="P3">&lt;/table&gt; </text:p>
      <text:p text:style-name="P3"/>
      <text:p text:style-name="P3">&lt;/body&gt; </text:p>
      <text:p text:style-name="P3">&lt;/html&gt; </text:p>
      <text:p text:style-name="P3"/>
      <text:p text:style-name="P1">Program 11:</text:p>
      <text:p text:style-name="P3">import java.io.*;</text:p>
      <text:p text:style-name="P3">import java.util.*;</text:p>
      <text:p text:style-name="P3">import java.net.*;</text:p>
      <text:p text:style-name="P3">class sample11</text:p>
      <text:p text:style-name="P3">{</text:p>
      <text:p text:style-name="P3">public static void main(String args[])throws Exception</text:p>
      <text:p text:style-name="P3">{</text:p>
      <text:p text:style-name="P3"><text:tab/>System.out.println("enter url!");</text:p>
      <text:p text:style-name="P3"><text:tab/>Scanner sc = new Scanner(System.in);</text:p>
      <text:p text:style-name="P3"><text:tab/>String s = sc.next();</text:p>
      <text:p text:style-name="P3"><text:tab/>String en = URLEncoder.encode(s , "UTF-8");</text:p>
      <text:p text:style-name="P3">//public static String encode(s);</text:p>
      <text:p text:style-name="P3">//public static String encode(String s, String encoding) throws UnsupportedEncodingException</text:p>
      <text:p text:style-name="P3"><text:tab/>System.out.println("encoded url : " + en);</text:p>
      <text:p text:style-name="P3"><text:tab/></text:p>
      <text:p text:style-name="P3"><text:tab/>String de = URLDecoder.decode(en , "UTF-8");</text:p>
      <text:p text:style-name="P3"><text:soft-page-break/><text:tab/>System.out.println("decoded url : " + de);</text:p>
      <text:p text:style-name="P3">}</text:p>
      <text:p text:style-name="P3">}</text:p>
      <text:p text:style-name="P3"/>
      <text:p text:style-name="P1">OUTPUT:</text:p>
      <text:p text:style-name="P3">mock1@sjtg20site42:~$ java sample11 </text:p>
      <text:p text:style-name="P3">enter url! </text:p>
      <text:p text:style-name="P3">www.vit.ac.in/hello/world </text:p>
      <text:p text:style-name="P3">encoded url : www.vit.ac.in%2Fhello%2Fworld </text:p>
      <text:p text:style-name="P3">decoded url : www.vit.ac.in/hello/worl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08:20</meta:creation-date>
    <dc:date>2016-02-11T18:05:56</dc:date>
    <meta:editing-duration>PT14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7" meta:paragraph-count="283" meta:word-count="645" meta:character-count="6549" meta:non-whitespace-character-count="5482"/>
  </office:meta>
</office:document-meta>
</file>